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2.316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0.758cm"/>
    </style:style>
    <style:style style:name="co7" style:family="table-column">
      <style:table-column-properties fo:break-before="auto" style:column-width="1.092cm"/>
    </style:style>
    <style:style style:name="co8" style:family="table-column">
      <style:table-column-properties fo:break-before="auto" style:column-width="1.067cm"/>
    </style:style>
    <style:style style:name="co9" style:family="table-column">
      <style:table-column-properties fo:break-before="auto" style:column-width="1.321cm"/>
    </style:style>
    <style:style style:name="co10" style:family="table-column">
      <style:table-column-properties fo:break-before="auto" style:column-width="1.199cm"/>
    </style:style>
    <style:style style:name="co11" style:family="table-column">
      <style:table-column-properties fo:break-before="auto" style:column-width="1.625cm"/>
    </style:style>
    <style:style style:name="co12" style:family="table-column">
      <style:table-column-properties fo:break-before="auto" style:column-width="1.33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191cm"/>
    </style:style>
    <style:style style:name="co15" style:family="table-column">
      <style:table-column-properties fo:break-before="auto" style:column-width="1.307cm"/>
    </style:style>
    <style:style style:name="co16" style:family="table-column">
      <style:table-column-properties fo:break-before="auto" style:column-width="1.401cm"/>
    </style:style>
    <style:style style:name="co17" style:family="table-column">
      <style:table-column-properties fo:break-before="auto" style:column-width="1.54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2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08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ce9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5"/>
        <table:table-column table:style-name="co3" table:default-cell-style-name="Default"/>
        <table:table-column table:style-name="co11" table:number-columns-repeated="2" table:default-cell-style-name="ce18"/>
        <table:table-column table:style-name="co12" table:default-cell-style-name="ce18"/>
        <table:table-column table:style-name="co13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3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ni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9" office:value-type="date" office:date-value="2023-06-29" calcext:value-type="date">
            <text:p>jeu. 29 juin</text:p>
          </table:table-cell>
          <table:table-cell table:style-name="ce8" table:formula="of:=[.D106]" office:value-type="string" office:string-value="Tumblnig Waters" calcext:value-type="string">
            <text:p>Tumblni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9" office:value-type="date" office:date-value="2023-06-30" calcext:value-type="date">
            <text:p>ven. 30 juin</text:p>
          </table:table-cell>
          <table:table-cell table:style-name="ce8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9" office:value-type="date" office:date-value="2023-07-01" calcext:value-type="date">
            <text:p>sam. 1 juil.</text:p>
          </table:table-cell>
          <table:table-cell table:style-name="ce8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9" office:value-type="date" office:date-value="2023-07-02" calcext:value-type="date">
            <text:p>dim. 2 juil.</text:p>
          </table:table-cell>
          <table:table-cell table:style-name="ce8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9" office:value-type="date" office:date-value="2023-07-03" calcext:value-type="date">
            <text:p>lun. 3 juil.</text:p>
          </table:table-cell>
          <table:table-cell table:style-name="ce8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9" office:value-type="date" office:date-value="2023-07-04" calcext:value-type="date">
            <text:p>mar. 4 juil.</text:p>
          </table:table-cell>
          <table:table-cell table:style-name="ce8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9" office:value-type="date" office:date-value="2023-07-05" calcext:value-type="date">
            <text:p>mer. 5 juil.</text:p>
          </table:table-cell>
          <table:table-cell table:style-name="ce8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9" office:value-type="date" office:date-value="2023-07-06" calcext:value-type="date">
            <text:p>jeu. 6 juil.</text:p>
          </table:table-cell>
          <table:table-cell table:style-name="ce8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9" office:value-type="date" office:date-value="2023-07-07" calcext:value-type="date">
            <text:p>ven. 7 juil.</text:p>
          </table:table-cell>
          <table:table-cell table:style-name="ce8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9" office:value-type="date" office:date-value="2023-07-08" calcext:value-type="date">
            <text:p>sam. 8 juil.</text:p>
          </table:table-cell>
          <table:table-cell table:style-name="ce8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9" office:value-type="date" office:date-value="2023-07-09" calcext:value-type="date">
            <text:p>dim. 9 juil.</text:p>
          </table:table-cell>
          <table:table-cell table:style-name="ce8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9" office:value-type="date" office:date-value="2023-07-10" calcext:value-type="date">
            <text:p>lun. 10 juil.</text:p>
          </table:table-cell>
          <table:table-cell table:style-name="ce8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9" office:value-type="date" office:date-value="2023-07-11" calcext:value-type="date">
            <text:p>mar. 11 juil.</text:p>
          </table:table-cell>
          <table:table-cell table:style-name="ce8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9" office:value-type="date" office:date-value="2023-07-12" calcext:value-type="date">
            <text:p>mer. 12 juil.</text:p>
          </table:table-cell>
          <table:table-cell table:style-name="ce8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9" office:value-type="date" office:date-value="2023-07-13" calcext:value-type="date">
            <text:p>jeu. 13 juil.</text:p>
          </table:table-cell>
          <table:table-cell table:style-name="ce8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8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9" office:value-type="date" office:date-value="2023-07-14" calcext:value-type="date">
            <text:p>ven. 14 juil.</text:p>
          </table:table-cell>
          <table:table-cell table:style-name="ce8" table:formula="of:=[.D121]" office:value-type="string" office:string-value="Kununurra" calcext:value-type="string">
            <text:p>Kununurra</text:p>
          </table:table-cell>
          <table:table-cell table:number-columns-repeated="2"/>
          <table:table-cell table:style-name="ce13" table:formula="of:=[.F121]+[.E122]" office:value-type="float" office:value="5736" calcext:value-type="float">
            <text:p>5736</text:p>
          </table:table-cell>
          <table:table-cell/>
          <table:table-cell table:formula="of:=[.H121]+[.G122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22]+[.L122]+[.M122]" office:value-type="currency" office:currency="USD" office:value="0" calcext:value-type="currency">
            <text:p>$0,00</text:p>
          </table:table-cell>
          <table:table-cell table:style-name="ce41" table:formula="of:=[.O121]+[.N122]" office:value-type="currency" office:currency="USD" office:value="8710.95628" calcext:value-type="currency">
            <text:p>$8 710,96</text:p>
          </table:table-cell>
          <table:table-cell table:style-name="ce41" table:formula="of:=[.A122]*budgetjour-[.O122]" office:value-type="currency" office:currency="USD" office:value="2905.04372" calcext:value-type="currency">
            <text:p>$2 905,04</text:p>
          </table:table-cell>
          <table:table-cell table:number-columns-repeated="3"/>
          <table:table-cell table:style-name="ce41" table:formula="of:=IF(ISBLANK([.D122]);(180*budgetjour-[.O122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9" office:value-type="date" office:date-value="2023-07-15" calcext:value-type="date">
            <text:p>sam. 15 juil.</text:p>
          </table:table-cell>
          <table:table-cell table:style-name="ce8" table:formula="of:=[.D122]" office:value-type="float" office:value="0" calcext:value-type="float">
            <text:p>0</text:p>
          </table:table-cell>
          <table:table-cell table:number-columns-repeated="2"/>
          <table:table-cell table:style-name="ce13" table:formula="of:=[.F122]+[.E123]" office:value-type="float" office:value="5736" calcext:value-type="float">
            <text:p>5736</text:p>
          </table:table-cell>
          <table:table-cell/>
          <table:table-cell table:formula="of:=[.H122]+[.G123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23]+[.L123]+[.M123]" office:value-type="currency" office:currency="USD" office:value="0" calcext:value-type="currency">
            <text:p>$0,00</text:p>
          </table:table-cell>
          <table:table-cell table:style-name="ce41" table:formula="of:=[.O122]+[.N123]" office:value-type="currency" office:currency="USD" office:value="8710.95628" calcext:value-type="currency">
            <text:p>$8 710,96</text:p>
          </table:table-cell>
          <table:table-cell table:style-name="ce41" table:formula="of:=[.A123]*budgetjour-[.O123]" office:value-type="currency" office:currency="USD" office:value="3001.04372" calcext:value-type="currency">
            <text:p>$3 001,04</text:p>
          </table:table-cell>
          <table:table-cell table:number-columns-repeated="3"/>
          <table:table-cell table:style-name="ce41" table:formula="of:=IF(ISBLANK([.D123]);(180*budgetjour-[.O123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9" office:value-type="date" office:date-value="2023-07-16" calcext:value-type="date">
            <text:p>dim. 16 juil.</text:p>
          </table:table-cell>
          <table:table-cell table:style-name="ce8" table:formula="of:=[.D123]" office:value-type="float" office:value="0" calcext:value-type="float">
            <text:p>0</text:p>
          </table:table-cell>
          <table:table-cell table:number-columns-repeated="2"/>
          <table:table-cell table:style-name="ce13" table:formula="of:=[.F123]+[.E124]" office:value-type="float" office:value="5736" calcext:value-type="float">
            <text:p>5736</text:p>
          </table:table-cell>
          <table:table-cell/>
          <table:table-cell table:formula="of:=[.H123]+[.G124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710.95628" calcext:value-type="currency">
            <text:p>$8 710,96</text:p>
          </table:table-cell>
          <table:table-cell table:style-name="ce41" table:formula="of:=[.A124]*budgetjour-[.O124]" office:value-type="currency" office:currency="USD" office:value="3097.04372" calcext:value-type="currency">
            <text:p>$3 097,04</text:p>
          </table:table-cell>
          <table:table-cell table:number-columns-repeated="3"/>
          <table:table-cell table:style-name="ce41" table:formula="of:=IF(ISBLANK([.D124]);(180*budgetjour-[.O124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9" office:value-type="date" office:date-value="2023-07-17" calcext:value-type="date">
            <text:p>lun. 17 juil.</text:p>
          </table:table-cell>
          <table:table-cell table:style-name="ce8" table:formula="of:=[.D124]" office:value-type="float" office:value="0" calcext:value-type="float">
            <text:p>0</text:p>
          </table:table-cell>
          <table:table-cell table:number-columns-repeated="2"/>
          <table:table-cell table:style-name="ce13" table:formula="of:=[.F124]+[.E125]" office:value-type="float" office:value="5736" calcext:value-type="float">
            <text:p>5736</text:p>
          </table:table-cell>
          <table:table-cell/>
          <table:table-cell table:formula="of:=[.H124]+[.G125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25]+[.L125]+[.M125]" office:value-type="currency" office:currency="USD" office:value="0" calcext:value-type="currency">
            <text:p>$0,00</text:p>
          </table:table-cell>
          <table:table-cell table:style-name="ce41" table:formula="of:=[.O124]+[.N125]" office:value-type="currency" office:currency="USD" office:value="8710.95628" calcext:value-type="currency">
            <text:p>$8 710,96</text:p>
          </table:table-cell>
          <table:table-cell table:style-name="ce41" table:formula="of:=[.A125]*budgetjour-[.O125]" office:value-type="currency" office:currency="USD" office:value="3193.04372" calcext:value-type="currency">
            <text:p>$3 193,04</text:p>
          </table:table-cell>
          <table:table-cell table:number-columns-repeated="3"/>
          <table:table-cell table:style-name="ce41" table:formula="of:=IF(ISBLANK([.D125]);(180*budgetjour-[.O125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9" office:value-type="date" office:date-value="2023-07-18" calcext:value-type="date">
            <text:p>mar. 18 juil.</text:p>
          </table:table-cell>
          <table:table-cell table:style-name="ce8" table:formula="of:=[.D125]" office:value-type="float" office:value="0" calcext:value-type="float">
            <text:p>0</text:p>
          </table:table-cell>
          <table:table-cell table:number-columns-repeated="2"/>
          <table:table-cell table:style-name="ce13" table:formula="of:=[.F125]+[.E126]" office:value-type="float" office:value="5736" calcext:value-type="float">
            <text:p>5736</text:p>
          </table:table-cell>
          <table:table-cell/>
          <table:table-cell table:formula="of:=[.H125]+[.G126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26]+[.L126]+[.M126]" office:value-type="currency" office:currency="USD" office:value="0" calcext:value-type="currency">
            <text:p>$0,00</text:p>
          </table:table-cell>
          <table:table-cell table:style-name="ce41" table:formula="of:=[.O125]+[.N126]" office:value-type="currency" office:currency="USD" office:value="8710.95628" calcext:value-type="currency">
            <text:p>$8 710,96</text:p>
          </table:table-cell>
          <table:table-cell table:style-name="ce41" table:formula="of:=[.A126]*budgetjour-[.O126]" office:value-type="currency" office:currency="USD" office:value="3289.04372" calcext:value-type="currency">
            <text:p>$3 289,04</text:p>
          </table:table-cell>
          <table:table-cell table:number-columns-repeated="3"/>
          <table:table-cell table:style-name="ce41" table:formula="of:=IF(ISBLANK([.D126]);(180*budgetjour-[.O126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9" office:value-type="date" office:date-value="2023-07-19" calcext:value-type="date">
            <text:p>mer. 19 juil.</text:p>
          </table:table-cell>
          <table:table-cell table:style-name="ce8" table:formula="of:=[.D126]" office:value-type="float" office:value="0" calcext:value-type="float">
            <text:p>0</text:p>
          </table:table-cell>
          <table:table-cell table:number-columns-repeated="2"/>
          <table:table-cell table:style-name="ce13" table:formula="of:=[.F126]+[.E127]" office:value-type="float" office:value="5736" calcext:value-type="float">
            <text:p>5736</text:p>
          </table:table-cell>
          <table:table-cell/>
          <table:table-cell table:formula="of:=[.H126]+[.G127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8710.95628" calcext:value-type="currency">
            <text:p>$8 710,96</text:p>
          </table:table-cell>
          <table:table-cell table:style-name="ce41" table:formula="of:=[.A127]*budgetjour-[.O127]" office:value-type="currency" office:currency="USD" office:value="3385.04372" calcext:value-type="currency">
            <text:p>$3 385,04</text:p>
          </table:table-cell>
          <table:table-cell table:number-columns-repeated="3"/>
          <table:table-cell table:style-name="ce41" table:formula="of:=IF(ISBLANK([.D127]);(180*budgetjour-[.O127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9" office:value-type="date" office:date-value="2023-07-20" calcext:value-type="date">
            <text:p>jeu. 20 juil.</text:p>
          </table:table-cell>
          <table:table-cell table:style-name="ce8" table:formula="of:=[.D127]" office:value-type="float" office:value="0" calcext:value-type="float">
            <text:p>0</text:p>
          </table:table-cell>
          <table:table-cell table:number-columns-repeated="2"/>
          <table:table-cell table:style-name="ce13" table:formula="of:=[.F127]+[.E128]" office:value-type="float" office:value="5736" calcext:value-type="float">
            <text:p>5736</text:p>
          </table:table-cell>
          <table:table-cell/>
          <table:table-cell table:formula="of:=[.H127]+[.G128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28]+[.L128]+[.M128]" office:value-type="currency" office:currency="USD" office:value="0" calcext:value-type="currency">
            <text:p>$0,00</text:p>
          </table:table-cell>
          <table:table-cell table:style-name="ce41" table:formula="of:=[.O127]+[.N128]" office:value-type="currency" office:currency="USD" office:value="8710.95628" calcext:value-type="currency">
            <text:p>$8 710,96</text:p>
          </table:table-cell>
          <table:table-cell table:style-name="ce41" table:formula="of:=[.A128]*budgetjour-[.O128]" office:value-type="currency" office:currency="USD" office:value="3481.04372" calcext:value-type="currency">
            <text:p>$3 481,04</text:p>
          </table:table-cell>
          <table:table-cell table:number-columns-repeated="3"/>
          <table:table-cell table:style-name="ce41" table:formula="of:=IF(ISBLANK([.D128]);(180*budgetjour-[.O128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9" office:value-type="date" office:date-value="2023-07-21" calcext:value-type="date">
            <text:p>ven. 21 juil.</text:p>
          </table:table-cell>
          <table:table-cell table:style-name="ce8" table:formula="of:=[.D128]" office:value-type="float" office:value="0" calcext:value-type="float">
            <text:p>0</text:p>
          </table:table-cell>
          <table:table-cell table:number-columns-repeated="2"/>
          <table:table-cell table:style-name="ce13" table:formula="of:=[.F128]+[.E129]" office:value-type="float" office:value="5736" calcext:value-type="float">
            <text:p>5736</text:p>
          </table:table-cell>
          <table:table-cell/>
          <table:table-cell table:formula="of:=[.H128]+[.G129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8710.95628" calcext:value-type="currency">
            <text:p>$8 710,96</text:p>
          </table:table-cell>
          <table:table-cell table:style-name="ce41" table:formula="of:=[.A129]*budgetjour-[.O129]" office:value-type="currency" office:currency="USD" office:value="3577.04372" calcext:value-type="currency">
            <text:p>$3 577,04</text:p>
          </table:table-cell>
          <table:table-cell table:number-columns-repeated="3"/>
          <table:table-cell table:style-name="ce41" table:formula="of:=IF(ISBLANK([.D129]);(180*budgetjour-[.O129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9" office:value-type="date" office:date-value="2023-07-22" calcext:value-type="date">
            <text:p>sam. 22 juil.</text:p>
          </table:table-cell>
          <table:table-cell table:style-name="ce8" table:formula="of:=[.D129]" office:value-type="float" office:value="0" calcext:value-type="float">
            <text:p>0</text:p>
          </table:table-cell>
          <table:table-cell table:number-columns-repeated="2"/>
          <table:table-cell table:style-name="ce13" table:formula="of:=[.F129]+[.E130]" office:value-type="float" office:value="5736" calcext:value-type="float">
            <text:p>5736</text:p>
          </table:table-cell>
          <table:table-cell/>
          <table:table-cell table:formula="of:=[.H129]+[.G130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30]+[.L130]+[.M130]" office:value-type="currency" office:currency="USD" office:value="0" calcext:value-type="currency">
            <text:p>$0,00</text:p>
          </table:table-cell>
          <table:table-cell table:style-name="ce41" table:formula="of:=[.O129]+[.N130]" office:value-type="currency" office:currency="USD" office:value="8710.95628" calcext:value-type="currency">
            <text:p>$8 710,96</text:p>
          </table:table-cell>
          <table:table-cell table:style-name="ce41" table:formula="of:=[.A130]*budgetjour-[.O130]" office:value-type="currency" office:currency="USD" office:value="3673.04372" calcext:value-type="currency">
            <text:p>$3 673,04</text:p>
          </table:table-cell>
          <table:table-cell table:number-columns-repeated="3"/>
          <table:table-cell table:style-name="ce41" table:formula="of:=IF(ISBLANK([.D130]);(180*budgetjour-[.O130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9" office:value-type="date" office:date-value="2023-07-23" calcext:value-type="date">
            <text:p>dim. 23 juil.</text:p>
          </table:table-cell>
          <table:table-cell table:style-name="ce8" table:formula="of:=[.D130]" office:value-type="float" office:value="0" calcext:value-type="float">
            <text:p>0</text:p>
          </table:table-cell>
          <table:table-cell table:number-columns-repeated="2"/>
          <table:table-cell table:style-name="ce13" table:formula="of:=[.F130]+[.E131]" office:value-type="float" office:value="5736" calcext:value-type="float">
            <text:p>5736</text:p>
          </table:table-cell>
          <table:table-cell/>
          <table:table-cell table:formula="of:=[.H130]+[.G131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31]+[.L131]+[.M131]" office:value-type="currency" office:currency="USD" office:value="0" calcext:value-type="currency">
            <text:p>$0,00</text:p>
          </table:table-cell>
          <table:table-cell table:style-name="ce41" table:formula="of:=[.O130]+[.N131]" office:value-type="currency" office:currency="USD" office:value="8710.95628" calcext:value-type="currency">
            <text:p>$8 710,96</text:p>
          </table:table-cell>
          <table:table-cell table:style-name="ce41" table:formula="of:=[.A131]*budgetjour-[.O131]" office:value-type="currency" office:currency="USD" office:value="3769.04372" calcext:value-type="currency">
            <text:p>$3 769,04</text:p>
          </table:table-cell>
          <table:table-cell table:number-columns-repeated="3"/>
          <table:table-cell table:style-name="ce41" table:formula="of:=IF(ISBLANK([.D131]);(180*budgetjour-[.O131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9" office:value-type="date" office:date-value="2023-07-24" calcext:value-type="date">
            <text:p>lun. 24 juil.</text:p>
          </table:table-cell>
          <table:table-cell table:style-name="ce8" table:formula="of:=[.D131]" office:value-type="float" office:value="0" calcext:value-type="float">
            <text:p>0</text:p>
          </table:table-cell>
          <table:table-cell table:number-columns-repeated="2"/>
          <table:table-cell table:style-name="ce13" table:formula="of:=[.F131]+[.E132]" office:value-type="float" office:value="5736" calcext:value-type="float">
            <text:p>5736</text:p>
          </table:table-cell>
          <table:table-cell/>
          <table:table-cell table:formula="of:=[.H131]+[.G132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8710.95628" calcext:value-type="currency">
            <text:p>$8 710,96</text:p>
          </table:table-cell>
          <table:table-cell table:style-name="ce41" table:formula="of:=[.A132]*budgetjour-[.O132]" office:value-type="currency" office:currency="USD" office:value="3865.04372" calcext:value-type="currency">
            <text:p>$3 865,04</text:p>
          </table:table-cell>
          <table:table-cell table:number-columns-repeated="3"/>
          <table:table-cell table:style-name="ce41" table:formula="of:=IF(ISBLANK([.D132]);(180*budgetjour-[.O132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9" office:value-type="date" office:date-value="2023-07-25" calcext:value-type="date">
            <text:p>mar. 25 juil.</text:p>
          </table:table-cell>
          <table:table-cell table:style-name="ce8" table:formula="of:=[.D132]" office:value-type="float" office:value="0" calcext:value-type="float">
            <text:p>0</text:p>
          </table:table-cell>
          <table:table-cell table:number-columns-repeated="2"/>
          <table:table-cell table:style-name="ce13" table:formula="of:=[.F132]+[.E133]" office:value-type="float" office:value="5736" calcext:value-type="float">
            <text:p>5736</text:p>
          </table:table-cell>
          <table:table-cell/>
          <table:table-cell table:formula="of:=[.H132]+[.G133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8710.95628" calcext:value-type="currency">
            <text:p>$8 710,96</text:p>
          </table:table-cell>
          <table:table-cell table:style-name="ce41" table:formula="of:=[.A133]*budgetjour-[.O133]" office:value-type="currency" office:currency="USD" office:value="3961.04372" calcext:value-type="currency">
            <text:p>$3 961,04</text:p>
          </table:table-cell>
          <table:table-cell table:number-columns-repeated="3"/>
          <table:table-cell table:style-name="ce41" table:formula="of:=IF(ISBLANK([.D133]);(180*budgetjour-[.O133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9" office:value-type="date" office:date-value="2023-07-26" calcext:value-type="date">
            <text:p>mer. 26 juil.</text:p>
          </table:table-cell>
          <table:table-cell table:style-name="ce8" table:formula="of:=[.D133]" office:value-type="float" office:value="0" calcext:value-type="float">
            <text:p>0</text:p>
          </table:table-cell>
          <table:table-cell table:number-columns-repeated="2"/>
          <table:table-cell table:style-name="ce13" table:formula="of:=[.F133]+[.E134]" office:value-type="float" office:value="5736" calcext:value-type="float">
            <text:p>5736</text:p>
          </table:table-cell>
          <table:table-cell/>
          <table:table-cell table:formula="of:=[.H133]+[.G134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34]+[.L134]+[.M134]" office:value-type="currency" office:currency="USD" office:value="0" calcext:value-type="currency">
            <text:p>$0,00</text:p>
          </table:table-cell>
          <table:table-cell table:style-name="ce41" table:formula="of:=[.O133]+[.N134]" office:value-type="currency" office:currency="USD" office:value="8710.95628" calcext:value-type="currency">
            <text:p>$8 710,96</text:p>
          </table:table-cell>
          <table:table-cell table:style-name="ce41" table:formula="of:=[.A134]*budgetjour-[.O134]" office:value-type="currency" office:currency="USD" office:value="4057.04372" calcext:value-type="currency">
            <text:p>$4 057,04</text:p>
          </table:table-cell>
          <table:table-cell table:number-columns-repeated="3"/>
          <table:table-cell table:style-name="ce41" table:formula="of:=IF(ISBLANK([.D134]);(180*budgetjour-[.O134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9" office:value-type="date" office:date-value="2023-07-27" calcext:value-type="date">
            <text:p>jeu. 27 juil.</text:p>
          </table:table-cell>
          <table:table-cell table:style-name="ce8" table:formula="of:=[.D134]" office:value-type="float" office:value="0" calcext:value-type="float">
            <text:p>0</text:p>
          </table:table-cell>
          <table:table-cell table:number-columns-repeated="2"/>
          <table:table-cell table:style-name="ce13" table:formula="of:=[.F134]+[.E135]" office:value-type="float" office:value="5736" calcext:value-type="float">
            <text:p>5736</text:p>
          </table:table-cell>
          <table:table-cell/>
          <table:table-cell table:formula="of:=[.H134]+[.G135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8710.95628" calcext:value-type="currency">
            <text:p>$8 710,96</text:p>
          </table:table-cell>
          <table:table-cell table:style-name="ce41" table:formula="of:=[.A135]*budgetjour-[.O135]" office:value-type="currency" office:currency="USD" office:value="4153.04372" calcext:value-type="currency">
            <text:p>$4 153,04</text:p>
          </table:table-cell>
          <table:table-cell table:number-columns-repeated="3"/>
          <table:table-cell table:style-name="ce41" table:formula="of:=IF(ISBLANK([.D135]);(180*budgetjour-[.O135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9" office:value-type="date" office:date-value="2023-07-28" calcext:value-type="date">
            <text:p>ven. 28 juil.</text:p>
          </table:table-cell>
          <table:table-cell table:style-name="ce8" table:formula="of:=[.D135]" office:value-type="float" office:value="0" calcext:value-type="float">
            <text:p>0</text:p>
          </table:table-cell>
          <table:table-cell table:number-columns-repeated="2"/>
          <table:table-cell table:style-name="ce13" table:formula="of:=[.F135]+[.E136]" office:value-type="float" office:value="5736" calcext:value-type="float">
            <text:p>5736</text:p>
          </table:table-cell>
          <table:table-cell/>
          <table:table-cell table:formula="of:=[.H135]+[.G136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36]+[.L136]+[.M136]" office:value-type="currency" office:currency="USD" office:value="0" calcext:value-type="currency">
            <text:p>$0,00</text:p>
          </table:table-cell>
          <table:table-cell table:style-name="ce41" table:formula="of:=[.O135]+[.N136]" office:value-type="currency" office:currency="USD" office:value="8710.95628" calcext:value-type="currency">
            <text:p>$8 710,96</text:p>
          </table:table-cell>
          <table:table-cell table:style-name="ce41" table:formula="of:=[.A136]*budgetjour-[.O136]" office:value-type="currency" office:currency="USD" office:value="4249.04372" calcext:value-type="currency">
            <text:p>$4 249,04</text:p>
          </table:table-cell>
          <table:table-cell table:number-columns-repeated="3"/>
          <table:table-cell table:style-name="ce41" table:formula="of:=IF(ISBLANK([.D136]);(180*budgetjour-[.O136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9" office:value-type="date" office:date-value="2023-07-29" calcext:value-type="date">
            <text:p>sam. 29 juil.</text:p>
          </table:table-cell>
          <table:table-cell table:style-name="ce8" table:formula="of:=[.D136]" office:value-type="float" office:value="0" calcext:value-type="float">
            <text:p>0</text:p>
          </table:table-cell>
          <table:table-cell table:number-columns-repeated="2"/>
          <table:table-cell table:style-name="ce13" table:formula="of:=[.F136]+[.E137]" office:value-type="float" office:value="5736" calcext:value-type="float">
            <text:p>5736</text:p>
          </table:table-cell>
          <table:table-cell/>
          <table:table-cell table:formula="of:=[.H136]+[.G137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37]+[.L137]+[.M137]" office:value-type="currency" office:currency="USD" office:value="0" calcext:value-type="currency">
            <text:p>$0,00</text:p>
          </table:table-cell>
          <table:table-cell table:style-name="ce41" table:formula="of:=[.O136]+[.N137]" office:value-type="currency" office:currency="USD" office:value="8710.95628" calcext:value-type="currency">
            <text:p>$8 710,96</text:p>
          </table:table-cell>
          <table:table-cell table:style-name="ce41" table:formula="of:=[.A137]*budgetjour-[.O137]" office:value-type="currency" office:currency="USD" office:value="4345.04372" calcext:value-type="currency">
            <text:p>$4 345,04</text:p>
          </table:table-cell>
          <table:table-cell table:number-columns-repeated="3"/>
          <table:table-cell table:style-name="ce41" table:formula="of:=IF(ISBLANK([.D137]);(180*budgetjour-[.O137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9" office:value-type="date" office:date-value="2023-07-30" calcext:value-type="date">
            <text:p>dim. 30 juil.</text:p>
          </table:table-cell>
          <table:table-cell table:style-name="ce8" table:formula="of:=[.D137]" office:value-type="float" office:value="0" calcext:value-type="float">
            <text:p>0</text:p>
          </table:table-cell>
          <table:table-cell table:number-columns-repeated="2"/>
          <table:table-cell table:style-name="ce13" table:formula="of:=[.F137]+[.E138]" office:value-type="float" office:value="5736" calcext:value-type="float">
            <text:p>5736</text:p>
          </table:table-cell>
          <table:table-cell/>
          <table:table-cell table:formula="of:=[.H137]+[.G138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38]+[.L138]+[.M138]" office:value-type="currency" office:currency="USD" office:value="0" calcext:value-type="currency">
            <text:p>$0,00</text:p>
          </table:table-cell>
          <table:table-cell table:style-name="ce41" table:formula="of:=[.O137]+[.N138]" office:value-type="currency" office:currency="USD" office:value="8710.95628" calcext:value-type="currency">
            <text:p>$8 710,96</text:p>
          </table:table-cell>
          <table:table-cell table:style-name="ce41" table:formula="of:=[.A138]*budgetjour-[.O138]" office:value-type="currency" office:currency="USD" office:value="4441.04372" calcext:value-type="currency">
            <text:p>$4 441,04</text:p>
          </table:table-cell>
          <table:table-cell table:number-columns-repeated="3"/>
          <table:table-cell table:style-name="ce41" table:formula="of:=IF(ISBLANK([.D138]);(180*budgetjour-[.O138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9" office:value-type="date" office:date-value="2023-07-31" calcext:value-type="date">
            <text:p>lun. 31 juil.</text:p>
          </table:table-cell>
          <table:table-cell table:style-name="ce8" table:formula="of:=[.D138]" office:value-type="float" office:value="0" calcext:value-type="float">
            <text:p>0</text:p>
          </table:table-cell>
          <table:table-cell table:number-columns-repeated="2"/>
          <table:table-cell table:style-name="ce13" table:formula="of:=[.F138]+[.E139]" office:value-type="float" office:value="5736" calcext:value-type="float">
            <text:p>5736</text:p>
          </table:table-cell>
          <table:table-cell/>
          <table:table-cell table:formula="of:=[.H138]+[.G139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39]+[.L139]+[.M139]" office:value-type="currency" office:currency="USD" office:value="0" calcext:value-type="currency">
            <text:p>$0,00</text:p>
          </table:table-cell>
          <table:table-cell table:style-name="ce41" table:formula="of:=[.O138]+[.N139]" office:value-type="currency" office:currency="USD" office:value="8710.95628" calcext:value-type="currency">
            <text:p>$8 710,96</text:p>
          </table:table-cell>
          <table:table-cell table:style-name="ce41" table:formula="of:=[.A139]*budgetjour-[.O139]" office:value-type="currency" office:currency="USD" office:value="4537.04372" calcext:value-type="currency">
            <text:p>$4 537,04</text:p>
          </table:table-cell>
          <table:table-cell table:number-columns-repeated="3"/>
          <table:table-cell table:style-name="ce41" table:formula="of:=IF(ISBLANK([.D139]);(180*budgetjour-[.O139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9" office:value-type="date" office:date-value="2023-08-01" calcext:value-type="date">
            <text:p>mar. 1 août</text:p>
          </table:table-cell>
          <table:table-cell table:style-name="ce8" table:formula="of:=[.D139]" office:value-type="float" office:value="0" calcext:value-type="float">
            <text:p>0</text:p>
          </table:table-cell>
          <table:table-cell table:number-columns-repeated="2"/>
          <table:table-cell table:style-name="ce13" table:formula="of:=[.F139]+[.E140]" office:value-type="float" office:value="5736" calcext:value-type="float">
            <text:p>5736</text:p>
          </table:table-cell>
          <table:table-cell/>
          <table:table-cell table:formula="of:=[.H139]+[.G140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40]+[.L140]+[.M140]" office:value-type="currency" office:currency="USD" office:value="0" calcext:value-type="currency">
            <text:p>$0,00</text:p>
          </table:table-cell>
          <table:table-cell table:style-name="ce41" table:formula="of:=[.O139]+[.N140]" office:value-type="currency" office:currency="USD" office:value="8710.95628" calcext:value-type="currency">
            <text:p>$8 710,96</text:p>
          </table:table-cell>
          <table:table-cell table:style-name="ce41" table:formula="of:=[.A140]*budgetjour-[.O140]" office:value-type="currency" office:currency="USD" office:value="4633.04372" calcext:value-type="currency">
            <text:p>$4 633,04</text:p>
          </table:table-cell>
          <table:table-cell table:number-columns-repeated="3"/>
          <table:table-cell table:style-name="ce41" table:formula="of:=IF(ISBLANK([.D140]);(180*budgetjour-[.O140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9" office:value-type="date" office:date-value="2023-08-02" calcext:value-type="date">
            <text:p>mer. 2 août</text:p>
          </table:table-cell>
          <table:table-cell table:style-name="ce8" table:formula="of:=[.D140]" office:value-type="float" office:value="0" calcext:value-type="float">
            <text:p>0</text:p>
          </table:table-cell>
          <table:table-cell table:number-columns-repeated="2"/>
          <table:table-cell table:style-name="ce13" table:formula="of:=[.F140]+[.E141]" office:value-type="float" office:value="5736" calcext:value-type="float">
            <text:p>5736</text:p>
          </table:table-cell>
          <table:table-cell/>
          <table:table-cell table:formula="of:=[.H140]+[.G141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8710.95628" calcext:value-type="currency">
            <text:p>$8 710,96</text:p>
          </table:table-cell>
          <table:table-cell table:style-name="ce41" table:formula="of:=[.A141]*budgetjour-[.O141]" office:value-type="currency" office:currency="USD" office:value="4729.04372" calcext:value-type="currency">
            <text:p>$4 729,04</text:p>
          </table:table-cell>
          <table:table-cell table:number-columns-repeated="3"/>
          <table:table-cell table:style-name="ce41" table:formula="of:=IF(ISBLANK([.D141]);(180*budgetjour-[.O141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9" office:value-type="date" office:date-value="2023-08-03" calcext:value-type="date">
            <text:p>jeu. 3 août</text:p>
          </table:table-cell>
          <table:table-cell table:style-name="ce8" table:formula="of:=[.D141]" office:value-type="float" office:value="0" calcext:value-type="float">
            <text:p>0</text:p>
          </table:table-cell>
          <table:table-cell table:number-columns-repeated="2"/>
          <table:table-cell table:style-name="ce13" table:formula="of:=[.F141]+[.E142]" office:value-type="float" office:value="5736" calcext:value-type="float">
            <text:p>5736</text:p>
          </table:table-cell>
          <table:table-cell/>
          <table:table-cell table:formula="of:=[.H141]+[.G142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8710.95628" calcext:value-type="currency">
            <text:p>$8 710,96</text:p>
          </table:table-cell>
          <table:table-cell table:style-name="ce41" table:formula="of:=[.A142]*budgetjour-[.O142]" office:value-type="currency" office:currency="USD" office:value="4825.04372" calcext:value-type="currency">
            <text:p>$4 825,04</text:p>
          </table:table-cell>
          <table:table-cell table:number-columns-repeated="3"/>
          <table:table-cell table:style-name="ce41" table:formula="of:=IF(ISBLANK([.D142]);(180*budgetjour-[.O142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9" office:value-type="date" office:date-value="2023-08-04" calcext:value-type="date">
            <text:p>ven. 4 août</text:p>
          </table:table-cell>
          <table:table-cell table:style-name="ce8" table:formula="of:=[.D142]" office:value-type="float" office:value="0" calcext:value-type="float">
            <text:p>0</text:p>
          </table:table-cell>
          <table:table-cell table:number-columns-repeated="2"/>
          <table:table-cell table:style-name="ce13" table:formula="of:=[.F142]+[.E143]" office:value-type="float" office:value="5736" calcext:value-type="float">
            <text:p>5736</text:p>
          </table:table-cell>
          <table:table-cell/>
          <table:table-cell table:formula="of:=[.H142]+[.G143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43]+[.L143]+[.M143]" office:value-type="currency" office:currency="USD" office:value="0" calcext:value-type="currency">
            <text:p>$0,00</text:p>
          </table:table-cell>
          <table:table-cell table:style-name="ce41" table:formula="of:=[.O142]+[.N143]" office:value-type="currency" office:currency="USD" office:value="8710.95628" calcext:value-type="currency">
            <text:p>$8 710,96</text:p>
          </table:table-cell>
          <table:table-cell table:style-name="ce41" table:formula="of:=[.A143]*budgetjour-[.O143]" office:value-type="currency" office:currency="USD" office:value="4921.04372" calcext:value-type="currency">
            <text:p>$4 921,04</text:p>
          </table:table-cell>
          <table:table-cell table:number-columns-repeated="3"/>
          <table:table-cell table:style-name="ce41" table:formula="of:=IF(ISBLANK([.D143]);(180*budgetjour-[.O143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9" office:value-type="date" office:date-value="2023-08-05" calcext:value-type="date">
            <text:p>sam. 5 août</text:p>
          </table:table-cell>
          <table:table-cell table:style-name="ce8" table:formula="of:=[.D143]" office:value-type="float" office:value="0" calcext:value-type="float">
            <text:p>0</text:p>
          </table:table-cell>
          <table:table-cell table:number-columns-repeated="2"/>
          <table:table-cell table:style-name="ce13" table:formula="of:=[.F143]+[.E144]" office:value-type="float" office:value="5736" calcext:value-type="float">
            <text:p>5736</text:p>
          </table:table-cell>
          <table:table-cell/>
          <table:table-cell table:formula="of:=[.H143]+[.G144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44]+[.L144]+[.M144]" office:value-type="currency" office:currency="USD" office:value="0" calcext:value-type="currency">
            <text:p>$0,00</text:p>
          </table:table-cell>
          <table:table-cell table:style-name="ce41" table:formula="of:=[.O143]+[.N144]" office:value-type="currency" office:currency="USD" office:value="8710.95628" calcext:value-type="currency">
            <text:p>$8 710,96</text:p>
          </table:table-cell>
          <table:table-cell table:style-name="ce41" table:formula="of:=[.A144]*budgetjour-[.O144]" office:value-type="currency" office:currency="USD" office:value="5017.04372" calcext:value-type="currency">
            <text:p>$5 017,04</text:p>
          </table:table-cell>
          <table:table-cell table:number-columns-repeated="3"/>
          <table:table-cell table:style-name="ce41" table:formula="of:=IF(ISBLANK([.D144]);(180*budgetjour-[.O144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9" office:value-type="date" office:date-value="2023-08-06" calcext:value-type="date">
            <text:p>dim. 6 août</text:p>
          </table:table-cell>
          <table:table-cell table:style-name="ce8" table:formula="of:=[.D144]" office:value-type="float" office:value="0" calcext:value-type="float">
            <text:p>0</text:p>
          </table:table-cell>
          <table:table-cell table:number-columns-repeated="2"/>
          <table:table-cell table:style-name="ce13" table:formula="of:=[.F144]+[.E145]" office:value-type="float" office:value="5736" calcext:value-type="float">
            <text:p>5736</text:p>
          </table:table-cell>
          <table:table-cell/>
          <table:table-cell table:formula="of:=[.H144]+[.G145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45]+[.L145]+[.M145]" office:value-type="currency" office:currency="USD" office:value="0" calcext:value-type="currency">
            <text:p>$0,00</text:p>
          </table:table-cell>
          <table:table-cell table:style-name="ce41" table:formula="of:=[.O144]+[.N145]" office:value-type="currency" office:currency="USD" office:value="8710.95628" calcext:value-type="currency">
            <text:p>$8 710,96</text:p>
          </table:table-cell>
          <table:table-cell table:style-name="ce41" table:formula="of:=[.A145]*budgetjour-[.O145]" office:value-type="currency" office:currency="USD" office:value="5113.04372" calcext:value-type="currency">
            <text:p>$5 113,04</text:p>
          </table:table-cell>
          <table:table-cell table:number-columns-repeated="3"/>
          <table:table-cell table:style-name="ce41" table:formula="of:=IF(ISBLANK([.D145]);(180*budgetjour-[.O145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9" office:value-type="date" office:date-value="2023-08-07" calcext:value-type="date">
            <text:p>lun. 7 août</text:p>
          </table:table-cell>
          <table:table-cell table:style-name="ce8" table:formula="of:=[.D145]" office:value-type="float" office:value="0" calcext:value-type="float">
            <text:p>0</text:p>
          </table:table-cell>
          <table:table-cell table:number-columns-repeated="2"/>
          <table:table-cell table:style-name="ce13" table:formula="of:=[.F145]+[.E146]" office:value-type="float" office:value="5736" calcext:value-type="float">
            <text:p>5736</text:p>
          </table:table-cell>
          <table:table-cell/>
          <table:table-cell table:formula="of:=[.H145]+[.G146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46]+[.L146]+[.M146]" office:value-type="currency" office:currency="USD" office:value="0" calcext:value-type="currency">
            <text:p>$0,00</text:p>
          </table:table-cell>
          <table:table-cell table:style-name="ce41" table:formula="of:=[.O145]+[.N146]" office:value-type="currency" office:currency="USD" office:value="8710.95628" calcext:value-type="currency">
            <text:p>$8 710,96</text:p>
          </table:table-cell>
          <table:table-cell table:style-name="ce41" table:formula="of:=[.A146]*budgetjour-[.O146]" office:value-type="currency" office:currency="USD" office:value="5209.04372" calcext:value-type="currency">
            <text:p>$5 209,04</text:p>
          </table:table-cell>
          <table:table-cell table:number-columns-repeated="3"/>
          <table:table-cell table:style-name="ce41" table:formula="of:=IF(ISBLANK([.D146]);(180*budgetjour-[.O146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9" office:value-type="date" office:date-value="2023-08-08" calcext:value-type="date">
            <text:p>mar. 8 août</text:p>
          </table:table-cell>
          <table:table-cell table:style-name="ce8" table:formula="of:=[.D146]" office:value-type="float" office:value="0" calcext:value-type="float">
            <text:p>0</text:p>
          </table:table-cell>
          <table:table-cell table:number-columns-repeated="2"/>
          <table:table-cell table:style-name="ce13" table:formula="of:=[.F146]+[.E147]" office:value-type="float" office:value="5736" calcext:value-type="float">
            <text:p>5736</text:p>
          </table:table-cell>
          <table:table-cell/>
          <table:table-cell table:formula="of:=[.H146]+[.G147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47]+[.L147]+[.M147]" office:value-type="currency" office:currency="USD" office:value="0" calcext:value-type="currency">
            <text:p>$0,00</text:p>
          </table:table-cell>
          <table:table-cell table:style-name="ce41" table:formula="of:=[.O146]+[.N147]" office:value-type="currency" office:currency="USD" office:value="8710.95628" calcext:value-type="currency">
            <text:p>$8 710,96</text:p>
          </table:table-cell>
          <table:table-cell table:style-name="ce41" table:formula="of:=[.A147]*budgetjour-[.O147]" office:value-type="currency" office:currency="USD" office:value="5305.04372" calcext:value-type="currency">
            <text:p>$5 305,04</text:p>
          </table:table-cell>
          <table:table-cell table:number-columns-repeated="3"/>
          <table:table-cell table:style-name="ce41" table:formula="of:=IF(ISBLANK([.D147]);(180*budgetjour-[.O147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9" office:value-type="date" office:date-value="2023-08-09" calcext:value-type="date">
            <text:p>mer. 9 août</text:p>
          </table:table-cell>
          <table:table-cell table:style-name="ce8" table:formula="of:=[.D147]" office:value-type="float" office:value="0" calcext:value-type="float">
            <text:p>0</text:p>
          </table:table-cell>
          <table:table-cell table:number-columns-repeated="2"/>
          <table:table-cell table:style-name="ce13" table:formula="of:=[.F147]+[.E148]" office:value-type="float" office:value="5736" calcext:value-type="float">
            <text:p>5736</text:p>
          </table:table-cell>
          <table:table-cell/>
          <table:table-cell table:formula="of:=[.H147]+[.G148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48]+[.L148]+[.M148]" office:value-type="currency" office:currency="USD" office:value="0" calcext:value-type="currency">
            <text:p>$0,00</text:p>
          </table:table-cell>
          <table:table-cell table:style-name="ce41" table:formula="of:=[.O147]+[.N148]" office:value-type="currency" office:currency="USD" office:value="8710.95628" calcext:value-type="currency">
            <text:p>$8 710,96</text:p>
          </table:table-cell>
          <table:table-cell table:style-name="ce41" table:formula="of:=[.A148]*budgetjour-[.O148]" office:value-type="currency" office:currency="USD" office:value="5401.04372" calcext:value-type="currency">
            <text:p>$5 401,04</text:p>
          </table:table-cell>
          <table:table-cell table:number-columns-repeated="3"/>
          <table:table-cell table:style-name="ce41" table:formula="of:=IF(ISBLANK([.D148]);(180*budgetjour-[.O148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9" office:value-type="date" office:date-value="2023-08-10" calcext:value-type="date">
            <text:p>jeu. 10 août</text:p>
          </table:table-cell>
          <table:table-cell table:style-name="ce8" table:formula="of:=[.D148]" office:value-type="float" office:value="0" calcext:value-type="float">
            <text:p>0</text:p>
          </table:table-cell>
          <table:table-cell table:number-columns-repeated="2"/>
          <table:table-cell table:style-name="ce13" table:formula="of:=[.F148]+[.E149]" office:value-type="float" office:value="5736" calcext:value-type="float">
            <text:p>5736</text:p>
          </table:table-cell>
          <table:table-cell/>
          <table:table-cell table:formula="of:=[.H148]+[.G149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8710.95628" calcext:value-type="currency">
            <text:p>$8 710,96</text:p>
          </table:table-cell>
          <table:table-cell table:style-name="ce41" table:formula="of:=[.A149]*budgetjour-[.O149]" office:value-type="currency" office:currency="USD" office:value="5497.04372" calcext:value-type="currency">
            <text:p>$5 497,04</text:p>
          </table:table-cell>
          <table:table-cell table:number-columns-repeated="3"/>
          <table:table-cell table:style-name="ce41" table:formula="of:=IF(ISBLANK([.D149]);(180*budgetjour-[.O149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9" office:value-type="date" office:date-value="2023-08-11" calcext:value-type="date">
            <text:p>ven. 11 août</text:p>
          </table:table-cell>
          <table:table-cell table:style-name="ce8" table:formula="of:=[.D149]" office:value-type="float" office:value="0" calcext:value-type="float">
            <text:p>0</text:p>
          </table:table-cell>
          <table:table-cell table:number-columns-repeated="2"/>
          <table:table-cell table:style-name="ce13" table:formula="of:=[.F149]+[.E150]" office:value-type="float" office:value="5736" calcext:value-type="float">
            <text:p>5736</text:p>
          </table:table-cell>
          <table:table-cell/>
          <table:table-cell table:formula="of:=[.H149]+[.G150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50]+[.L150]+[.M150]" office:value-type="currency" office:currency="USD" office:value="0" calcext:value-type="currency">
            <text:p>$0,00</text:p>
          </table:table-cell>
          <table:table-cell table:style-name="ce41" table:formula="of:=[.O149]+[.N150]" office:value-type="currency" office:currency="USD" office:value="8710.95628" calcext:value-type="currency">
            <text:p>$8 710,96</text:p>
          </table:table-cell>
          <table:table-cell table:style-name="ce41" table:formula="of:=[.A150]*budgetjour-[.O150]" office:value-type="currency" office:currency="USD" office:value="5593.04372" calcext:value-type="currency">
            <text:p>$5 593,04</text:p>
          </table:table-cell>
          <table:table-cell table:number-columns-repeated="3"/>
          <table:table-cell table:style-name="ce41" table:formula="of:=IF(ISBLANK([.D150]);(180*budgetjour-[.O150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9" office:value-type="date" office:date-value="2023-08-12" calcext:value-type="date">
            <text:p>sam. 12 août</text:p>
          </table:table-cell>
          <table:table-cell table:style-name="ce8" table:formula="of:=[.D150]" office:value-type="float" office:value="0" calcext:value-type="float">
            <text:p>0</text:p>
          </table:table-cell>
          <table:table-cell table:number-columns-repeated="2"/>
          <table:table-cell table:style-name="ce13" table:formula="of:=[.F150]+[.E151]" office:value-type="float" office:value="5736" calcext:value-type="float">
            <text:p>5736</text:p>
          </table:table-cell>
          <table:table-cell/>
          <table:table-cell table:formula="of:=[.H150]+[.G151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51]+[.L151]+[.M151]" office:value-type="currency" office:currency="USD" office:value="0" calcext:value-type="currency">
            <text:p>$0,00</text:p>
          </table:table-cell>
          <table:table-cell table:style-name="ce41" table:formula="of:=[.O150]+[.N151]" office:value-type="currency" office:currency="USD" office:value="8710.95628" calcext:value-type="currency">
            <text:p>$8 710,96</text:p>
          </table:table-cell>
          <table:table-cell table:style-name="ce41" table:formula="of:=[.A151]*budgetjour-[.O151]" office:value-type="currency" office:currency="USD" office:value="5689.04372" calcext:value-type="currency">
            <text:p>$5 689,04</text:p>
          </table:table-cell>
          <table:table-cell table:number-columns-repeated="3"/>
          <table:table-cell table:style-name="ce41" table:formula="of:=IF(ISBLANK([.D151]);(180*budgetjour-[.O151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9" office:value-type="date" office:date-value="2023-08-13" calcext:value-type="date">
            <text:p>dim. 13 août</text:p>
          </table:table-cell>
          <table:table-cell table:style-name="ce8" table:formula="of:=[.D151]" office:value-type="float" office:value="0" calcext:value-type="float">
            <text:p>0</text:p>
          </table:table-cell>
          <table:table-cell table:number-columns-repeated="2"/>
          <table:table-cell table:style-name="ce13" table:formula="of:=[.F151]+[.E152]" office:value-type="float" office:value="5736" calcext:value-type="float">
            <text:p>5736</text:p>
          </table:table-cell>
          <table:table-cell/>
          <table:table-cell table:formula="of:=[.H151]+[.G152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8710.95628" calcext:value-type="currency">
            <text:p>$8 710,96</text:p>
          </table:table-cell>
          <table:table-cell table:style-name="ce41" table:formula="of:=[.A152]*budgetjour-[.O152]" office:value-type="currency" office:currency="USD" office:value="5785.04372" calcext:value-type="currency">
            <text:p>$5 785,04</text:p>
          </table:table-cell>
          <table:table-cell table:number-columns-repeated="3"/>
          <table:table-cell table:style-name="ce41" table:formula="of:=IF(ISBLANK([.D152]);(180*budgetjour-[.O152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9" office:value-type="date" office:date-value="2023-08-14" calcext:value-type="date">
            <text:p>lun. 14 août</text:p>
          </table:table-cell>
          <table:table-cell table:style-name="ce8" table:formula="of:=[.D152]" office:value-type="float" office:value="0" calcext:value-type="float">
            <text:p>0</text:p>
          </table:table-cell>
          <table:table-cell table:number-columns-repeated="2"/>
          <table:table-cell table:style-name="ce13" table:formula="of:=[.F152]+[.E153]" office:value-type="float" office:value="5736" calcext:value-type="float">
            <text:p>5736</text:p>
          </table:table-cell>
          <table:table-cell/>
          <table:table-cell table:formula="of:=[.H152]+[.G153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8710.95628" calcext:value-type="currency">
            <text:p>$8 710,96</text:p>
          </table:table-cell>
          <table:table-cell table:style-name="ce41" table:formula="of:=[.A153]*budgetjour-[.O153]" office:value-type="currency" office:currency="USD" office:value="5881.04372" calcext:value-type="currency">
            <text:p>$5 881,04</text:p>
          </table:table-cell>
          <table:table-cell table:number-columns-repeated="3"/>
          <table:table-cell table:style-name="ce41" table:formula="of:=IF(ISBLANK([.D153]);(180*budgetjour-[.O153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9" office:value-type="date" office:date-value="2023-08-15" calcext:value-type="date">
            <text:p>mar. 15 août</text:p>
          </table:table-cell>
          <table:table-cell table:style-name="ce8" table:formula="of:=[.D153]" office:value-type="float" office:value="0" calcext:value-type="float">
            <text:p>0</text:p>
          </table:table-cell>
          <table:table-cell table:number-columns-repeated="2"/>
          <table:table-cell table:style-name="ce13" table:formula="of:=[.F153]+[.E154]" office:value-type="float" office:value="5736" calcext:value-type="float">
            <text:p>5736</text:p>
          </table:table-cell>
          <table:table-cell/>
          <table:table-cell table:formula="of:=[.H153]+[.G154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54]+[.L154]+[.M154]" office:value-type="currency" office:currency="USD" office:value="0" calcext:value-type="currency">
            <text:p>$0,00</text:p>
          </table:table-cell>
          <table:table-cell table:style-name="ce41" table:formula="of:=[.O153]+[.N154]" office:value-type="currency" office:currency="USD" office:value="8710.95628" calcext:value-type="currency">
            <text:p>$8 710,96</text:p>
          </table:table-cell>
          <table:table-cell table:style-name="ce41" table:formula="of:=[.A154]*budgetjour-[.O154]" office:value-type="currency" office:currency="USD" office:value="5977.04372" calcext:value-type="currency">
            <text:p>$5 977,04</text:p>
          </table:table-cell>
          <table:table-cell table:number-columns-repeated="3"/>
          <table:table-cell table:style-name="ce41" table:formula="of:=IF(ISBLANK([.D154]);(180*budgetjour-[.O154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9" office:value-type="date" office:date-value="2023-08-16" calcext:value-type="date">
            <text:p>mer. 16 août</text:p>
          </table:table-cell>
          <table:table-cell table:style-name="ce8" table:formula="of:=[.D154]" office:value-type="float" office:value="0" calcext:value-type="float">
            <text:p>0</text:p>
          </table:table-cell>
          <table:table-cell table:number-columns-repeated="2"/>
          <table:table-cell table:style-name="ce13" table:formula="of:=[.F154]+[.E155]" office:value-type="float" office:value="5736" calcext:value-type="float">
            <text:p>5736</text:p>
          </table:table-cell>
          <table:table-cell/>
          <table:table-cell table:formula="of:=[.H154]+[.G155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8710.95628" calcext:value-type="currency">
            <text:p>$8 710,96</text:p>
          </table:table-cell>
          <table:table-cell table:style-name="ce41" table:formula="of:=[.A155]*budgetjour-[.O155]" office:value-type="currency" office:currency="USD" office:value="6073.04372" calcext:value-type="currency">
            <text:p>$6 073,04</text:p>
          </table:table-cell>
          <table:table-cell table:number-columns-repeated="3"/>
          <table:table-cell table:style-name="ce41" table:formula="of:=IF(ISBLANK([.D155]);(180*budgetjour-[.O155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9" office:value-type="date" office:date-value="2023-08-17" calcext:value-type="date">
            <text:p>jeu. 17 août</text:p>
          </table:table-cell>
          <table:table-cell table:style-name="ce8" table:formula="of:=[.D155]" office:value-type="float" office:value="0" calcext:value-type="float">
            <text:p>0</text:p>
          </table:table-cell>
          <table:table-cell table:number-columns-repeated="2"/>
          <table:table-cell table:style-name="ce13" table:formula="of:=[.F155]+[.E156]" office:value-type="float" office:value="5736" calcext:value-type="float">
            <text:p>5736</text:p>
          </table:table-cell>
          <table:table-cell/>
          <table:table-cell table:formula="of:=[.H155]+[.G156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56]+[.L156]+[.M156]" office:value-type="currency" office:currency="USD" office:value="0" calcext:value-type="currency">
            <text:p>$0,00</text:p>
          </table:table-cell>
          <table:table-cell table:style-name="ce41" table:formula="of:=[.O155]+[.N156]" office:value-type="currency" office:currency="USD" office:value="8710.95628" calcext:value-type="currency">
            <text:p>$8 710,96</text:p>
          </table:table-cell>
          <table:table-cell table:style-name="ce41" table:formula="of:=[.A156]*budgetjour-[.O156]" office:value-type="currency" office:currency="USD" office:value="6169.04372" calcext:value-type="currency">
            <text:p>$6 169,04</text:p>
          </table:table-cell>
          <table:table-cell table:number-columns-repeated="3"/>
          <table:table-cell table:style-name="ce41" table:formula="of:=IF(ISBLANK([.D156]);(180*budgetjour-[.O156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9" office:value-type="date" office:date-value="2023-08-18" calcext:value-type="date">
            <text:p>ven. 18 août</text:p>
          </table:table-cell>
          <table:table-cell table:style-name="ce8" table:formula="of:=[.D156]" office:value-type="float" office:value="0" calcext:value-type="float">
            <text:p>0</text:p>
          </table:table-cell>
          <table:table-cell table:number-columns-repeated="2"/>
          <table:table-cell table:style-name="ce13" table:formula="of:=[.F156]+[.E157]" office:value-type="float" office:value="5736" calcext:value-type="float">
            <text:p>5736</text:p>
          </table:table-cell>
          <table:table-cell/>
          <table:table-cell table:formula="of:=[.H156]+[.G157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57]+[.L157]+[.M157]" office:value-type="currency" office:currency="USD" office:value="0" calcext:value-type="currency">
            <text:p>$0,00</text:p>
          </table:table-cell>
          <table:table-cell table:style-name="ce41" table:formula="of:=[.O156]+[.N157]" office:value-type="currency" office:currency="USD" office:value="8710.95628" calcext:value-type="currency">
            <text:p>$8 710,96</text:p>
          </table:table-cell>
          <table:table-cell table:style-name="ce41" table:formula="of:=[.A157]*budgetjour-[.O157]" office:value-type="currency" office:currency="USD" office:value="6265.04372" calcext:value-type="currency">
            <text:p>$6 265,04</text:p>
          </table:table-cell>
          <table:table-cell table:number-columns-repeated="3"/>
          <table:table-cell table:style-name="ce41" table:formula="of:=IF(ISBLANK([.D157]);(180*budgetjour-[.O157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9" office:value-type="date" office:date-value="2023-08-19" calcext:value-type="date">
            <text:p>sam. 19 août</text:p>
          </table:table-cell>
          <table:table-cell table:style-name="ce8" table:formula="of:=[.D157]" office:value-type="float" office:value="0" calcext:value-type="float">
            <text:p>0</text:p>
          </table:table-cell>
          <table:table-cell table:number-columns-repeated="2"/>
          <table:table-cell table:style-name="ce13" table:formula="of:=[.F157]+[.E158]" office:value-type="float" office:value="5736" calcext:value-type="float">
            <text:p>5736</text:p>
          </table:table-cell>
          <table:table-cell/>
          <table:table-cell table:formula="of:=[.H157]+[.G158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58]+[.L158]+[.M158]" office:value-type="currency" office:currency="USD" office:value="0" calcext:value-type="currency">
            <text:p>$0,00</text:p>
          </table:table-cell>
          <table:table-cell table:style-name="ce41" table:formula="of:=[.O157]+[.N158]" office:value-type="currency" office:currency="USD" office:value="8710.95628" calcext:value-type="currency">
            <text:p>$8 710,96</text:p>
          </table:table-cell>
          <table:table-cell table:style-name="ce41" table:formula="of:=[.A158]*budgetjour-[.O158]" office:value-type="currency" office:currency="USD" office:value="6361.04372" calcext:value-type="currency">
            <text:p>$6 361,04</text:p>
          </table:table-cell>
          <table:table-cell table:number-columns-repeated="3"/>
          <table:table-cell table:style-name="ce41" table:formula="of:=IF(ISBLANK([.D158]);(180*budgetjour-[.O158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9" office:value-type="date" office:date-value="2023-08-20" calcext:value-type="date">
            <text:p>dim. 20 août</text:p>
          </table:table-cell>
          <table:table-cell table:style-name="ce8" table:formula="of:=[.D158]" office:value-type="float" office:value="0" calcext:value-type="float">
            <text:p>0</text:p>
          </table:table-cell>
          <table:table-cell table:number-columns-repeated="2"/>
          <table:table-cell table:style-name="ce13" table:formula="of:=[.F158]+[.E159]" office:value-type="float" office:value="5736" calcext:value-type="float">
            <text:p>5736</text:p>
          </table:table-cell>
          <table:table-cell/>
          <table:table-cell table:formula="of:=[.H158]+[.G159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59]+[.L159]+[.M159]" office:value-type="currency" office:currency="USD" office:value="0" calcext:value-type="currency">
            <text:p>$0,00</text:p>
          </table:table-cell>
          <table:table-cell table:style-name="ce41" table:formula="of:=[.O158]+[.N159]" office:value-type="currency" office:currency="USD" office:value="8710.95628" calcext:value-type="currency">
            <text:p>$8 710,96</text:p>
          </table:table-cell>
          <table:table-cell table:style-name="ce41" table:formula="of:=[.A159]*budgetjour-[.O159]" office:value-type="currency" office:currency="USD" office:value="6457.04372" calcext:value-type="currency">
            <text:p>$6 457,04</text:p>
          </table:table-cell>
          <table:table-cell table:number-columns-repeated="3"/>
          <table:table-cell table:style-name="ce41" table:formula="of:=IF(ISBLANK([.D159]);(180*budgetjour-[.O159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9" office:value-type="date" office:date-value="2023-08-21" calcext:value-type="date">
            <text:p>lun. 21 août</text:p>
          </table:table-cell>
          <table:table-cell table:style-name="ce8" table:formula="of:=[.D159]" office:value-type="float" office:value="0" calcext:value-type="float">
            <text:p>0</text:p>
          </table:table-cell>
          <table:table-cell table:number-columns-repeated="2"/>
          <table:table-cell table:style-name="ce13" table:formula="of:=[.F159]+[.E160]" office:value-type="float" office:value="5736" calcext:value-type="float">
            <text:p>5736</text:p>
          </table:table-cell>
          <table:table-cell/>
          <table:table-cell table:formula="of:=[.H159]+[.G160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60]+[.L160]+[.M160]" office:value-type="currency" office:currency="USD" office:value="0" calcext:value-type="currency">
            <text:p>$0,00</text:p>
          </table:table-cell>
          <table:table-cell table:style-name="ce41" table:formula="of:=[.O159]+[.N160]" office:value-type="currency" office:currency="USD" office:value="8710.95628" calcext:value-type="currency">
            <text:p>$8 710,96</text:p>
          </table:table-cell>
          <table:table-cell table:style-name="ce41" table:formula="of:=[.A160]*budgetjour-[.O160]" office:value-type="currency" office:currency="USD" office:value="6553.04372" calcext:value-type="currency">
            <text:p>$6 553,04</text:p>
          </table:table-cell>
          <table:table-cell table:number-columns-repeated="3"/>
          <table:table-cell table:style-name="ce41" table:formula="of:=IF(ISBLANK([.D160]);(180*budgetjour-[.O160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9" office:value-type="date" office:date-value="2023-08-22" calcext:value-type="date">
            <text:p>mar. 22 août</text:p>
          </table:table-cell>
          <table:table-cell table:style-name="ce8" table:formula="of:=[.D160]" office:value-type="float" office:value="0" calcext:value-type="float">
            <text:p>0</text:p>
          </table:table-cell>
          <table:table-cell table:number-columns-repeated="2"/>
          <table:table-cell table:style-name="ce13" table:formula="of:=[.F160]+[.E161]" office:value-type="float" office:value="5736" calcext:value-type="float">
            <text:p>5736</text:p>
          </table:table-cell>
          <table:table-cell/>
          <table:table-cell table:formula="of:=[.H160]+[.G161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61]+[.L161]+[.M161]" office:value-type="currency" office:currency="USD" office:value="0" calcext:value-type="currency">
            <text:p>$0,00</text:p>
          </table:table-cell>
          <table:table-cell table:style-name="ce41" table:formula="of:=[.O160]+[.N161]" office:value-type="currency" office:currency="USD" office:value="8710.95628" calcext:value-type="currency">
            <text:p>$8 710,96</text:p>
          </table:table-cell>
          <table:table-cell table:style-name="ce41" table:formula="of:=[.A161]*budgetjour-[.O161]" office:value-type="currency" office:currency="USD" office:value="6649.04372" calcext:value-type="currency">
            <text:p>$6 649,04</text:p>
          </table:table-cell>
          <table:table-cell table:number-columns-repeated="3"/>
          <table:table-cell table:style-name="ce41" table:formula="of:=IF(ISBLANK([.D161]);(180*budgetjour-[.O161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9" office:value-type="date" office:date-value="2023-08-23" calcext:value-type="date">
            <text:p>mer. 23 août</text:p>
          </table:table-cell>
          <table:table-cell table:style-name="ce8" table:formula="of:=[.D161]" office:value-type="float" office:value="0" calcext:value-type="float">
            <text:p>0</text:p>
          </table:table-cell>
          <table:table-cell table:number-columns-repeated="2"/>
          <table:table-cell table:style-name="ce13" table:formula="of:=[.F161]+[.E162]" office:value-type="float" office:value="5736" calcext:value-type="float">
            <text:p>5736</text:p>
          </table:table-cell>
          <table:table-cell/>
          <table:table-cell table:formula="of:=[.H161]+[.G162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8710.95628" calcext:value-type="currency">
            <text:p>$8 710,96</text:p>
          </table:table-cell>
          <table:table-cell table:style-name="ce41" table:formula="of:=[.A162]*budgetjour-[.O162]" office:value-type="currency" office:currency="USD" office:value="6745.04372" calcext:value-type="currency">
            <text:p>$6 745,04</text:p>
          </table:table-cell>
          <table:table-cell table:number-columns-repeated="3"/>
          <table:table-cell table:style-name="ce41" table:formula="of:=IF(ISBLANK([.D162]);(180*budgetjour-[.O162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9" office:value-type="date" office:date-value="2023-08-24" calcext:value-type="date">
            <text:p>jeu. 24 août</text:p>
          </table:table-cell>
          <table:table-cell table:style-name="ce8" table:formula="of:=[.D162]" office:value-type="float" office:value="0" calcext:value-type="float">
            <text:p>0</text:p>
          </table:table-cell>
          <table:table-cell table:number-columns-repeated="2"/>
          <table:table-cell table:style-name="ce13" table:formula="of:=[.F162]+[.E163]" office:value-type="float" office:value="5736" calcext:value-type="float">
            <text:p>5736</text:p>
          </table:table-cell>
          <table:table-cell/>
          <table:table-cell table:formula="of:=[.H162]+[.G163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63]+[.L163]+[.M163]" office:value-type="currency" office:currency="USD" office:value="0" calcext:value-type="currency">
            <text:p>$0,00</text:p>
          </table:table-cell>
          <table:table-cell table:style-name="ce41" table:formula="of:=[.O162]+[.N163]" office:value-type="currency" office:currency="USD" office:value="8710.95628" calcext:value-type="currency">
            <text:p>$8 710,96</text:p>
          </table:table-cell>
          <table:table-cell table:style-name="ce41" table:formula="of:=[.A163]*budgetjour-[.O163]" office:value-type="currency" office:currency="USD" office:value="6841.04372" calcext:value-type="currency">
            <text:p>$6 841,04</text:p>
          </table:table-cell>
          <table:table-cell table:number-columns-repeated="3"/>
          <table:table-cell table:style-name="ce41" table:formula="of:=IF(ISBLANK([.D163]);(180*budgetjour-[.O163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9" office:value-type="date" office:date-value="2023-08-25" calcext:value-type="date">
            <text:p>ven. 25 août</text:p>
          </table:table-cell>
          <table:table-cell table:style-name="ce8" table:formula="of:=[.D163]" office:value-type="float" office:value="0" calcext:value-type="float">
            <text:p>0</text:p>
          </table:table-cell>
          <table:table-cell table:number-columns-repeated="2"/>
          <table:table-cell table:style-name="ce13" table:formula="of:=[.F163]+[.E164]" office:value-type="float" office:value="5736" calcext:value-type="float">
            <text:p>5736</text:p>
          </table:table-cell>
          <table:table-cell/>
          <table:table-cell table:formula="of:=[.H163]+[.G164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8710.95628" calcext:value-type="currency">
            <text:p>$8 710,96</text:p>
          </table:table-cell>
          <table:table-cell table:style-name="ce41" table:formula="of:=[.A164]*budgetjour-[.O164]" office:value-type="currency" office:currency="USD" office:value="6937.04372" calcext:value-type="currency">
            <text:p>$6 937,04</text:p>
          </table:table-cell>
          <table:table-cell table:number-columns-repeated="3"/>
          <table:table-cell table:style-name="ce41" table:formula="of:=IF(ISBLANK([.D164]);(180*budgetjour-[.O164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9" office:value-type="date" office:date-value="2023-08-26" calcext:value-type="date">
            <text:p>sam. 26 août</text:p>
          </table:table-cell>
          <table:table-cell table:style-name="ce8" table:formula="of:=[.D164]" office:value-type="float" office:value="0" calcext:value-type="float">
            <text:p>0</text:p>
          </table:table-cell>
          <table:table-cell table:number-columns-repeated="2"/>
          <table:table-cell table:style-name="ce13" table:formula="of:=[.F164]+[.E165]" office:value-type="float" office:value="5736" calcext:value-type="float">
            <text:p>5736</text:p>
          </table:table-cell>
          <table:table-cell/>
          <table:table-cell table:formula="of:=[.H164]+[.G165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65]+[.L165]+[.M165]" office:value-type="currency" office:currency="USD" office:value="0" calcext:value-type="currency">
            <text:p>$0,00</text:p>
          </table:table-cell>
          <table:table-cell table:style-name="ce41" table:formula="of:=[.O164]+[.N165]" office:value-type="currency" office:currency="USD" office:value="8710.95628" calcext:value-type="currency">
            <text:p>$8 710,96</text:p>
          </table:table-cell>
          <table:table-cell table:style-name="ce41" table:formula="of:=[.A165]*budgetjour-[.O165]" office:value-type="currency" office:currency="USD" office:value="7033.04372" calcext:value-type="currency">
            <text:p>$7 033,04</text:p>
          </table:table-cell>
          <table:table-cell table:number-columns-repeated="3"/>
          <table:table-cell table:style-name="ce41" table:formula="of:=IF(ISBLANK([.D165]);(180*budgetjour-[.O165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9" office:value-type="date" office:date-value="2023-08-27" calcext:value-type="date">
            <text:p>dim. 27 août</text:p>
          </table:table-cell>
          <table:table-cell table:style-name="ce8" table:formula="of:=[.D165]" office:value-type="float" office:value="0" calcext:value-type="float">
            <text:p>0</text:p>
          </table:table-cell>
          <table:table-cell table:number-columns-repeated="2"/>
          <table:table-cell table:style-name="ce13" table:formula="of:=[.F165]+[.E166]" office:value-type="float" office:value="5736" calcext:value-type="float">
            <text:p>5736</text:p>
          </table:table-cell>
          <table:table-cell/>
          <table:table-cell table:formula="of:=[.H165]+[.G166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8710.95628" calcext:value-type="currency">
            <text:p>$8 710,96</text:p>
          </table:table-cell>
          <table:table-cell table:style-name="ce41" table:formula="of:=[.A166]*budgetjour-[.O166]" office:value-type="currency" office:currency="USD" office:value="7129.04372" calcext:value-type="currency">
            <text:p>$7 129,04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9" office:value-type="date" office:date-value="2023-08-28" calcext:value-type="date">
            <text:p>lun. 28 août</text:p>
          </table:table-cell>
          <table:table-cell table:style-name="ce8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5736" calcext:value-type="float">
            <text:p>5736</text:p>
          </table:table-cell>
          <table:table-cell/>
          <table:table-cell table:formula="of:=[.H166]+[.G167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8710.95628" calcext:value-type="currency">
            <text:p>$8 710,96</text:p>
          </table:table-cell>
          <table:table-cell table:style-name="ce41" table:formula="of:=[.A167]*budgetjour-[.O167]" office:value-type="currency" office:currency="USD" office:value="7225.04372" calcext:value-type="currency">
            <text:p>$7 225,04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9" office:value-type="date" office:date-value="2023-08-29" calcext:value-type="date">
            <text:p>mar. 29 août</text:p>
          </table:table-cell>
          <table:table-cell table:style-name="ce8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5736" calcext:value-type="float">
            <text:p>5736</text:p>
          </table:table-cell>
          <table:table-cell/>
          <table:table-cell table:formula="of:=[.H167]+[.G168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8710.95628" calcext:value-type="currency">
            <text:p>$8 710,96</text:p>
          </table:table-cell>
          <table:table-cell table:style-name="ce41" table:formula="of:=[.A168]*budgetjour-[.O168]" office:value-type="currency" office:currency="USD" office:value="7321.04372" calcext:value-type="currency">
            <text:p>$7 321,04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9" office:value-type="date" office:date-value="2023-08-30" calcext:value-type="date">
            <text:p>mer. 30 août</text:p>
          </table:table-cell>
          <table:table-cell table:style-name="ce8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5736" calcext:value-type="float">
            <text:p>5736</text:p>
          </table:table-cell>
          <table:table-cell/>
          <table:table-cell table:formula="of:=[.H168]+[.G169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8710.95628" calcext:value-type="currency">
            <text:p>$8 710,96</text:p>
          </table:table-cell>
          <table:table-cell table:style-name="ce41" table:formula="of:=[.A169]*budgetjour-[.O169]" office:value-type="currency" office:currency="USD" office:value="7417.04372" calcext:value-type="currency">
            <text:p>$7 417,04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9" office:value-type="date" office:date-value="2023-08-31" calcext:value-type="date">
            <text:p>jeu. 31 août</text:p>
          </table:table-cell>
          <table:table-cell table:style-name="ce8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5736" calcext:value-type="float">
            <text:p>5736</text:p>
          </table:table-cell>
          <table:table-cell/>
          <table:table-cell table:formula="of:=[.H169]+[.G170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8710.95628" calcext:value-type="currency">
            <text:p>$8 710,96</text:p>
          </table:table-cell>
          <table:table-cell table:style-name="ce41" table:formula="of:=[.A170]*budgetjour-[.O170]" office:value-type="currency" office:currency="USD" office:value="7513.04372" calcext:value-type="currency">
            <text:p>$7 513,04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9" office:value-type="date" office:date-value="2023-09-01" calcext:value-type="date">
            <text:p>ven. 1 sept.</text:p>
          </table:table-cell>
          <table:table-cell table:style-name="ce8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5736" calcext:value-type="float">
            <text:p>5736</text:p>
          </table:table-cell>
          <table:table-cell/>
          <table:table-cell table:formula="of:=[.H170]+[.G171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8710.95628" calcext:value-type="currency">
            <text:p>$8 710,96</text:p>
          </table:table-cell>
          <table:table-cell table:style-name="ce41" table:formula="of:=[.A171]*budgetjour-[.O171]" office:value-type="currency" office:currency="USD" office:value="7609.04372" calcext:value-type="currency">
            <text:p>$7 609,04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9" office:value-type="date" office:date-value="2023-09-02" calcext:value-type="date">
            <text:p>sam. 2 sept.</text:p>
          </table:table-cell>
          <table:table-cell table:style-name="ce8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5736" calcext:value-type="float">
            <text:p>5736</text:p>
          </table:table-cell>
          <table:table-cell/>
          <table:table-cell table:formula="of:=[.H171]+[.G172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8710.95628" calcext:value-type="currency">
            <text:p>$8 710,96</text:p>
          </table:table-cell>
          <table:table-cell table:style-name="ce41" table:formula="of:=[.A172]*budgetjour-[.O172]" office:value-type="currency" office:currency="USD" office:value="7705.04372" calcext:value-type="currency">
            <text:p>$7 705,04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9" office:value-type="date" office:date-value="2023-09-03" calcext:value-type="date">
            <text:p>dim. 3 sept.</text:p>
          </table:table-cell>
          <table:table-cell table:style-name="ce8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5736" calcext:value-type="float">
            <text:p>5736</text:p>
          </table:table-cell>
          <table:table-cell/>
          <table:table-cell table:formula="of:=[.H172]+[.G173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8710.95628" calcext:value-type="currency">
            <text:p>$8 710,96</text:p>
          </table:table-cell>
          <table:table-cell table:style-name="ce41" table:formula="of:=[.A173]*budgetjour-[.O173]" office:value-type="currency" office:currency="USD" office:value="7801.04372" calcext:value-type="currency">
            <text:p>$7 801,04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9" office:value-type="date" office:date-value="2023-09-04" calcext:value-type="date">
            <text:p>lun. 4 sept.</text:p>
          </table:table-cell>
          <table:table-cell table:style-name="ce8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5736" calcext:value-type="float">
            <text:p>5736</text:p>
          </table:table-cell>
          <table:table-cell/>
          <table:table-cell table:formula="of:=[.H173]+[.G174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8710.95628" calcext:value-type="currency">
            <text:p>$8 710,96</text:p>
          </table:table-cell>
          <table:table-cell table:style-name="ce41" table:formula="of:=[.A174]*budgetjour-[.O174]" office:value-type="currency" office:currency="USD" office:value="7897.04372" calcext:value-type="currency">
            <text:p>$7 897,04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9" office:value-type="date" office:date-value="2023-09-05" calcext:value-type="date">
            <text:p>mar. 5 sept.</text:p>
          </table:table-cell>
          <table:table-cell table:style-name="ce8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5736" calcext:value-type="float">
            <text:p>5736</text:p>
          </table:table-cell>
          <table:table-cell/>
          <table:table-cell table:formula="of:=[.H174]+[.G175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8710.95628" calcext:value-type="currency">
            <text:p>$8 710,96</text:p>
          </table:table-cell>
          <table:table-cell table:style-name="ce41" table:formula="of:=[.A175]*budgetjour-[.O175]" office:value-type="currency" office:currency="USD" office:value="7993.04372" calcext:value-type="currency">
            <text:p>$7 993,04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9" office:value-type="date" office:date-value="2023-09-06" calcext:value-type="date">
            <text:p>mer. 6 sept.</text:p>
          </table:table-cell>
          <table:table-cell table:style-name="ce8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5736" calcext:value-type="float">
            <text:p>5736</text:p>
          </table:table-cell>
          <table:table-cell/>
          <table:table-cell table:formula="of:=[.H175]+[.G176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8710.95628" calcext:value-type="currency">
            <text:p>$8 710,96</text:p>
          </table:table-cell>
          <table:table-cell table:style-name="ce41" table:formula="of:=[.A176]*budgetjour-[.O176]" office:value-type="currency" office:currency="USD" office:value="8089.04372" calcext:value-type="currency">
            <text:p>$8 089,04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9" office:value-type="date" office:date-value="2023-09-07" calcext:value-type="date">
            <text:p>jeu. 7 sept.</text:p>
          </table:table-cell>
          <table:table-cell table:style-name="ce8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5736" calcext:value-type="float">
            <text:p>5736</text:p>
          </table:table-cell>
          <table:table-cell/>
          <table:table-cell table:formula="of:=[.H176]+[.G177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8710.95628" calcext:value-type="currency">
            <text:p>$8 710,96</text:p>
          </table:table-cell>
          <table:table-cell table:style-name="ce41" table:formula="of:=[.A177]*budgetjour-[.O177]" office:value-type="currency" office:currency="USD" office:value="8185.04372" calcext:value-type="currency">
            <text:p>$8 185,04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9" office:value-type="date" office:date-value="2023-09-08" calcext:value-type="date">
            <text:p>ven. 8 sept.</text:p>
          </table:table-cell>
          <table:table-cell table:style-name="ce8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5736" calcext:value-type="float">
            <text:p>5736</text:p>
          </table:table-cell>
          <table:table-cell/>
          <table:table-cell table:formula="of:=[.H177]+[.G178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8710.95628" calcext:value-type="currency">
            <text:p>$8 710,96</text:p>
          </table:table-cell>
          <table:table-cell table:style-name="ce41" table:formula="of:=[.A178]*budgetjour-[.O178]" office:value-type="currency" office:currency="USD" office:value="8281.04372" calcext:value-type="currency">
            <text:p>$8 281,04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9" office:value-type="date" office:date-value="2023-09-09" calcext:value-type="date">
            <text:p>sam. 9 sept.</text:p>
          </table:table-cell>
          <table:table-cell table:style-name="ce8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5736" calcext:value-type="float">
            <text:p>5736</text:p>
          </table:table-cell>
          <table:table-cell/>
          <table:table-cell table:formula="of:=[.H178]+[.G179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8710.95628" calcext:value-type="currency">
            <text:p>$8 710,96</text:p>
          </table:table-cell>
          <table:table-cell table:style-name="ce41" table:formula="of:=[.A179]*budgetjour-[.O179]" office:value-type="currency" office:currency="USD" office:value="8377.04372" calcext:value-type="currency">
            <text:p>$8 377,04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9" office:value-type="date" office:date-value="2023-09-10" calcext:value-type="date">
            <text:p>dim. 10 sept.</text:p>
          </table:table-cell>
          <table:table-cell table:style-name="ce8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5736" calcext:value-type="float">
            <text:p>5736</text:p>
          </table:table-cell>
          <table:table-cell/>
          <table:table-cell table:formula="of:=[.H179]+[.G180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8710.95628" calcext:value-type="currency">
            <text:p>$8 710,96</text:p>
          </table:table-cell>
          <table:table-cell table:style-name="ce41" table:formula="of:=[.A180]*budgetjour-[.O180]" office:value-type="currency" office:currency="USD" office:value="8473.04372" calcext:value-type="currency">
            <text:p>$8 473,04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9" office:value-type="date" office:date-value="2023-09-11" calcext:value-type="date">
            <text:p>lun. 11 sept.</text:p>
          </table:table-cell>
          <table:table-cell table:style-name="ce8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5736" calcext:value-type="float">
            <text:p>5736</text:p>
          </table:table-cell>
          <table:table-cell/>
          <table:table-cell table:formula="of:=[.H180]+[.G181]" office:value-type="float" office:value="32586" calcext:value-type="float">
            <text:p>32586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8710.95628" calcext:value-type="currency">
            <text:p>$8 710,96</text:p>
          </table:table-cell>
          <table:table-cell table:style-name="ce41" table:formula="of:=[.A181]*budgetjour-[.O181]" office:value-type="currency" office:currency="USD" office:value="8569.04372" calcext:value-type="currency">
            <text:p>$8 569,04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142.817395333333" calcext:value-type="currency">
            <text:p>$142,82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9"/>
        <table:table-column table:style-name="co3" table:default-cell-style-name="ce57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ce59"/>
        <table:table-column table:style-name="co16" table:number-columns-repeated="2" table:default-cell-style-name="ce59"/>
        <table:table-column table:style-name="co16" table:default-cell-style-name="Default"/>
        <table:table-column table:style-name="co17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116">
      <number:day-of-week/>
      <number:text> </number:text>
      <number:day/>
      <number:text> </number:text>
      <number:month number:style="long"/>
    </number:date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 style:data-style-name="N2" text:time-value="21:29:43.8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7-13T21:31:46.158000000</dc:date>
    <meta:editing-duration>P134DT9H22M17S</meta:editing-duration>
    <meta:editing-cycles>355</meta:editing-cycles>
    <meta:document-statistic meta:table-count="3" meta:cell-count="2756" meta:object-count="0"/>
  </office:meta>
</office:document-meta>
</file>